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lassical Serif" svg:font-family="'CMU Classical Serif'" style:font-pitch="variable"/>
    <style:font-face style:name="CMU Classical Serif1" svg:font-family="'CMU Classical Serif'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4.703cm" fo:min-width="14.10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274cm" fo:min-width="2.08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74cm" fo:min-width="2.079cm"/>
    </style:style>
    <style:style style:name="gr4" style:family="graphic" style:parent-style-name="objectwithoutfill">
      <style:graphic-properties draw:marker-start="" draw:marker-start-width="0.102cm" draw:marker-end="" draw:marker-end-width="0.102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11cm" fo:min-width="0.398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11cm" fo:min-width="0.398cm"/>
    </style:style>
    <style:style style:name="gr7" style:family="graphic" style:parent-style-name="Object_20_with_20_no_20_fill_20_and_20_no_20_line">
      <style:graphic-properties draw:fill="none" draw:textarea-vertical-align="middle" draw:ole-draw-aspect="1"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2.30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9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/>
    </style:style>
    <style:style style:name="P4" style:family="paragraph">
      <loext:graphic-properties draw:fill="none"/>
      <style:paragraph-properties fo:text-align="center"/>
      <style:text-properties style:font-name="CMU Classical Serif" fo:font-size="10pt" fo:font-style="italic" style:font-size-asian="10pt" style:font-style-asian="italic" style:font-size-complex="10pt" style:font-style-complex="italic"/>
    </style:style>
    <style:style style:name="P5" style:family="paragraph">
      <loext:graphic-properties draw:fill="none"/>
      <style:paragraph-properties fo:text-align="center"/>
      <style:text-properties style:font-name="CMU Classical Serif1" fo:font-size="10pt" fo:font-style="italic" fo:font-weight="normal" style:font-size-asian="18pt" style:font-weight-asian="normal" style:font-size-complex="18pt"/>
    </style:style>
    <style:style style:name="P6" style:family="paragraph">
      <loext:graphic-properties draw:fill="none" draw:fill-color="#ffffff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style:font-name="CMU Classical Serif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33% 58%" style:font-name="CMU Classical Serif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0% 100%" style:font-name="CMU Classical 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4.953cm" svg:x="1.381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58cm" svg:height="0.524cm" svg:x="5.08cm" svg:y="3.159cm">
          <text:p text:style-name="P2"><text:span text:style-name="T1">PD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579cm" svg:height="0.524cm" svg:x="8.564cm" svg:y="3.159cm">
          <text:p text:style-name="P2"><text:span text:style-name="T1">S-S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58cm" svg:height="0.524cm" svg:x="5.08cm" svg:y="4.769cm">
          <text:p text:style-name="P2"><text:span text:style-name="T1">OD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2.579cm" svg:height="0.524cm" svg:x="8.564cm" svg:y="4.769cm">
          <text:p text:style-name="P2"><text:span text:style-name="T1">Cont. time S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58cm" svg:height="0.524cm" svg:x="5.08cm" svg:y="5.572cm">
          <text:p text:style-name="P2"><text:span text:style-name="T1">Difference Eq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2.58cm" svg:height="0.524cm" svg:x="8.563cm" svg:y="5.572cm">
          <text:p text:style-name="P2"><text:span text:style-name="T1">Disc. time S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58cm" svg:height="0.524cm" svg:x="5.08cm" svg:y="3.964cm">
          <text:p text:style-name="P2"><text:span text:style-name="T1">FEM System 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579cm" svg:height="0.524cm" svg:x="8.564cm" svg:y="3.964cm">
          <text:p text:style-name="P2"><text:span text:style-name="T1">S-ST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66cm" svg:y1="4.226cm" svg:x2="8.564cm" svg:y2="4.226cm" draw:start-shape="id1" draw:start-glue-point="1" draw:end-shape="id2" draw:end-glue-point="3" svg:d="M7660 4226h904" svg:viewBox="0 0 905 1">
          <text:p/>
        </draw:connector>
        <draw:connector draw:style-name="gr4" draw:text-style-name="P1" draw:layer="layout" svg:x1="7.66cm" svg:y1="3.421cm" svg:x2="8.564cm" svg:y2="3.421cm" draw:start-shape="id3" draw:start-glue-point="1" draw:end-shape="id4" draw:end-glue-point="3" svg:d="M7660 3421h904" svg:viewBox="0 0 905 1">
          <text:p/>
        </draw:connector>
        <draw:connector draw:style-name="gr4" draw:text-style-name="P1" draw:layer="layout" svg:x1="7.66cm" svg:y1="5.031cm" svg:x2="8.564cm" svg:y2="5.031cm" draw:start-shape="id5" draw:end-shape="id6" draw:end-glue-point="3" svg:d="M7660 5031h904" svg:viewBox="0 0 905 1">
          <text:p/>
        </draw:connector>
        <draw:connector draw:style-name="gr4" draw:text-style-name="P1" draw:layer="layout" svg:x1="7.66cm" svg:y1="5.834cm" svg:x2="8.563cm" svg:y2="5.834cm" draw:start-shape="id7" draw:start-glue-point="1" draw:end-shape="id8" draw:end-glue-point="3" svg:d="M7660 5834h903" svg:viewBox="0 0 904 1">
          <text:p/>
        </draw:connector>
        <draw:custom-shape draw:style-name="gr5" draw:text-style-name="P4" xml:id="id13" draw:id="id13" draw:layer="layout" svg:width="1.27cm" svg:height="0.508cm" svg:x="3.286cm" svg:y="3.167cm">
          <text:p text:style-name="P2"><text:span text:style-name="T2">u(x,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4" draw:id="id14" draw:layer="layout" svg:width="1.27cm" svg:height="0.508cm" svg:x="3.286cm" svg:y="3.972cm">
          <text:p text:style-name="P2"><text:span text:style-name="T2">u</text:span><text:span text:style-name="T3">d</text:span><text:span text:style-name="T2">(x,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5" draw:id="id15" draw:layer="layout" svg:width="1.27cm" svg:height="0.508cm" svg:x="3.286cm" svg:y="4.778cm">
          <text:p text:style-name="P2"><text:span text:style-name="T2">d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6" draw:id="id16" draw:layer="layout" svg:width="1.27cm" svg:height="0.508cm" svg:x="3.286cm" svg:y="5.58cm">
          <text:p text:style-name="P2"><text:span text:style-name="T2">d̃</text:span><text:span text:style-name="T3">0</text:span><text:span text:style-name="T4">d̃</text:span><text:span text:style-name="T3">1</text:span><text:span text:style-name="T4">d̃</text:span><text:span text:style-name="T3">2</text:span><text:span text:style-name="T4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9" draw:id="id9" draw:layer="layout" svg:width="1.27cm" svg:height="0.508cm" svg:x="11.668cm" svg:y="3.167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0" draw:id="id10" draw:layer="layout" svg:width="1.27cm" svg:height="0.508cm" svg:x="11.668cm" svg:y="3.972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1" draw:id="id11" draw:layer="layout" svg:width="1.27cm" svg:height="0.508cm" svg:x="11.668cm" svg:y="4.777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2" draw:id="id12" draw:layer="layout" svg:width="1.27cm" svg:height="0.508cm" svg:x="11.668cm" svg:y="5.58cm">
          <text:p text:style-name="P2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0.968cm" svg:height="0.52cm" svg:x="11.795cm" svg:y="4.7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5" draw:layer="layout" svg:width="1.046cm" svg:height="0.52cm" svg:x="11.765cm" svg:y="5.5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5" draw:layer="layout" svg:width="0.576cm" svg:height="0.419cm" svg:x="11.981cm" svg:y="4.0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5" draw:layer="layout" svg:width="0.462cm" svg:height="0.305cm" svg:x="12.024cm" svg:y="3.28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2" draw:layer="layout" svg:width="0.381cm" svg:height="2.921cm" svg:x="2.524cm" svg:y="3.1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2.61cm" svg:height="0.645cm" draw:transform="rotate (1.5707963267949) translate (1.879cm 5.953cm)">
          <draw:text-box>
            <text:p><text:span text:style-name="T1">Discretization</text:span></text:p>
          </draw:text-box>
        </draw:frame>
        <draw:custom-shape draw:style-name="gr8" draw:text-style-name="P2" draw:layer="layout" svg:width="0.381cm" svg:height="2.921cm" draw:transform="rotate (-3.14159265358979) translate (13.7cm 6.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6" draw:layer="layout" svg:width="2.42cm" svg:height="1.039cm" draw:transform="rotate (1.5707963267949) translate (13.804cm 5.977cm)">
          <draw:text-box>
            <text:p><text:span text:style-name="T1">Satisfaction</text:span></text:p>
            <text:p><text:span text:style-name="T1">is preserved</text:span></text:p>
          </draw:text-box>
        </draw:frame>
        <draw:frame draw:style-name="gr11" draw:text-style-name="P6" draw:layer="layout" svg:width="3.47cm" svg:height="0.645cm" svg:x="4.556cm" svg:y="2.27cm">
          <draw:text-box>
            <text:p><text:span text:style-name="T1">System description</text:span></text:p>
          </draw:text-box>
        </draw:frame>
        <draw:frame draw:style-name="gr12" draw:text-style-name="P6" draw:layer="layout" svg:width="4.024cm" svg:height="0.645cm" svg:x="7.898cm" svg:y="2.27cm">
          <draw:text-box>
            <text:p><text:span text:style-name="T1">Specification language</text:span></text:p>
          </draw:text-box>
        </draw:frame>
        <draw:connector draw:style-name="gr4" draw:text-style-name="P1" draw:layer="layout" svg:x1="11.143cm" svg:y1="3.421cm" svg:x2="11.668cm" svg:y2="3.421cm" draw:start-shape="id4" draw:start-glue-point="1" draw:end-shape="id9" draw:end-glue-point="6" svg:d="M11143 3421h525" svg:viewBox="0 0 526 1">
          <text:p/>
        </draw:connector>
        <draw:connector draw:style-name="gr4" draw:text-style-name="P1" draw:layer="layout" svg:x1="11.143cm" svg:y1="4.226cm" svg:x2="11.668cm" svg:y2="4.226cm" draw:start-shape="id2" draw:start-glue-point="1" draw:end-shape="id10" draw:end-glue-point="6" svg:d="M11143 4226h525" svg:viewBox="0 0 526 1">
          <text:p/>
        </draw:connector>
        <draw:connector draw:style-name="gr4" draw:text-style-name="P1" draw:layer="layout" svg:x1="11.143cm" svg:y1="5.031cm" svg:x2="11.668cm" svg:y2="5.031cm" draw:start-shape="id6" draw:start-glue-point="1" draw:end-shape="id11" draw:end-glue-point="6" svg:d="M11143 5031h525" svg:viewBox="0 0 526 1">
          <text:p/>
        </draw:connector>
        <draw:connector draw:style-name="gr4" draw:text-style-name="P1" draw:layer="layout" svg:x1="11.143cm" svg:y1="5.834cm" svg:x2="11.668cm" svg:y2="5.834cm" draw:start-shape="id8" draw:start-glue-point="1" draw:end-shape="id12" draw:end-glue-point="6" svg:d="M11143 5834h525" svg:viewBox="0 0 526 1">
          <text:p/>
        </draw:connector>
        <draw:connector draw:style-name="gr4" draw:text-style-name="P1" draw:layer="layout" svg:x1="5.08cm" svg:y1="3.421cm" svg:x2="4.556cm" svg:y2="3.421cm" draw:start-shape="id3" draw:start-glue-point="3" draw:end-shape="id13" draw:end-glue-point="10" svg:d="M5080 3421h-524" svg:viewBox="0 0 525 1">
          <text:p/>
        </draw:connector>
        <draw:connector draw:style-name="gr4" draw:text-style-name="P1" draw:layer="layout" svg:x1="5.08cm" svg:y1="4.226cm" svg:x2="4.556cm" svg:y2="4.226cm" draw:start-shape="id1" draw:start-glue-point="3" draw:end-shape="id14" draw:end-glue-point="10" svg:d="M5080 4226h-524" svg:viewBox="0 0 525 1">
          <text:p/>
        </draw:connector>
        <draw:connector draw:style-name="gr4" draw:text-style-name="P1" draw:layer="layout" svg:x1="5.08cm" svg:y1="5.031cm" svg:x2="4.556cm" svg:y2="5.032cm" draw:start-shape="id5" draw:start-glue-point="3" draw:end-shape="id15" draw:end-glue-point="10" svg:d="M5080 5031h-261v1h-263" svg:viewBox="0 0 525 2">
          <text:p/>
        </draw:connector>
        <draw:connector draw:style-name="gr4" draw:text-style-name="P1" draw:layer="layout" svg:x1="5.08cm" svg:y1="5.834cm" svg:x2="4.556cm" svg:y2="5.834cm" draw:start-shape="id7" draw:start-glue-point="3" draw:end-shape="id16" draw:end-glue-point="10" svg:d="M5080 5834h-524" svg:viewBox="0 0 52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lassical Serif" svg:font-family="'CMU Classical Serif'" style:font-pitch="variable"/>
    <style:font-face style:name="CMU Classical Serif1" svg:font-family="'CMU Classical Serif'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17:30:11.494407166</meta:creation-date>
    <dc:date>2017-03-16T15:14:54.186448811</dc:date>
    <meta:editing-duration>PT35M17S</meta:editing-duration>
    <meta:editing-cycles>8</meta:editing-cycles>
    <meta:generator>LibreOffice/5.1.4.2$Linux_X86_64 LibreOffice_project/10m0$Build-2</meta:generator>
    <meta:document-statistic meta:object-count="39"/>
  </office:meta>
</office:document-meta>
</file>

<file path=Object 1/content.xml><?xml version="1.0" encoding="utf-8"?>
<math xmlns="http://www.w3.org/1998/Math/MathML" display="block">
  <semantics>
    <mstyle mathvariant="italic">
      <msubsup>
        <mi mathvariant="normal">ψ</mi>
        <mi mathvariant="italic">FEM</mi>
        <mrow>
          <mi mathvariant="normal">δ</mi>
          <mi>,</mi>
          <mi mathvariant="normal">η</mi>
        </mrow>
      </msubsup>
    </mstyle>
    <annotation encoding="StarMath 5.0">ital %psi^{ %delta, %eta }_{ FEM }</annotation>
  </semantics>
</math>
</file>

<file path=Object 2/content.xml><?xml version="1.0" encoding="utf-8"?>
<math xmlns="http://www.w3.org/1998/Math/MathML" display="block">
  <semantics>
    <mstyle mathvariant="italic">
      <msubsup>
        <mi mathvariant="normal">ψ</mi>
        <mi mathvariant="italic">FEM</mi>
        <mrow>
          <mi mathvariant="normal">δ</mi>
          <mi>,</mi>
          <mi mathvariant="normal">η</mi>
          <mi>,</mi>
          <mi mathvariant="normal">ν</mi>
        </mrow>
      </msubsup>
    </mstyle>
    <annotation encoding="StarMath 5.0">ital %psi^{ %delta, %eta, %nu }_{ FEM }</annotation>
  </semantics>
</math>
</file>

<file path=Object 3/content.xml><?xml version="1.0" encoding="utf-8"?>
<math xmlns="http://www.w3.org/1998/Math/MathML" display="block">
  <semantics>
    <mstyle mathvariant="italic">
      <msup>
        <mi mathvariant="normal">ψ</mi>
        <mi mathvariant="normal">δ</mi>
      </msup>
    </mstyle>
    <annotation encoding="StarMath 5.0">ital %psi^{ %delta}</annotation>
  </semantics>
</math>
</file>

<file path=Object 4/content.xml><?xml version="1.0" encoding="utf-8"?>
<math xmlns="http://www.w3.org/1998/Math/MathML" display="block">
  <semantics>
    <mstyle mathvariant="italic">
      <mi mathvariant="normal">ψ</mi>
    </mstyle>
    <annotation encoding="StarMath 5.0">ital %psi</annotation>
  </semantics>
</math>
</file>